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12.66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CSST5Y2019.S1701_metadata_2021-06-09T210755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GEO_ID</text:p>
          </table:table-cell>
          <table:table-cell office:value-type="string" calcext:value-type="string">
            <text:p>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Geographic Area 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01E</text:p>
          </table:table-cell>
          <table:table-cell office:value-type="string" calcext:value-type="string">
            <text:p>Estimate!!Total!!Population for whom poverty status is determ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01M</text:p>
          </table:table-cell>
          <table:table-cell office:value-type="string" calcext:value-type="string">
            <text:p>Margin of Error!!Total!!Population for whom poverty status is determ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02E</text:p>
          </table:table-cell>
          <table:table-cell office:value-type="string" calcext:value-type="string">
            <text:p>Estimate!!Total!!Population for whom poverty status is determined!!AGE!!Under 18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02M</text:p>
          </table:table-cell>
          <table:table-cell office:value-type="string" calcext:value-type="string">
            <text:p>Margin of Error!!Total!!Population for whom poverty status is determined!!AGE!!Under 18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03E</text:p>
          </table:table-cell>
          <table:table-cell office:value-type="string" calcext:value-type="string">
            <text:p>Estimate!!Total!!Population for whom poverty status is determined!!AGE!!Under 18 years!!Under 5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03M</text:p>
          </table:table-cell>
          <table:table-cell office:value-type="string" calcext:value-type="string">
            <text:p>Margin of Error!!Total!!Population for whom poverty status is determined!!AGE!!Under 18 years!!Under 5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04E</text:p>
          </table:table-cell>
          <table:table-cell office:value-type="string" calcext:value-type="string">
            <text:p>Estimate!!Total!!Population for whom poverty status is determined!!AGE!!Under 18 years!!5 to 17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04M</text:p>
          </table:table-cell>
          <table:table-cell office:value-type="string" calcext:value-type="string">
            <text:p>Margin of Error!!Total!!Population for whom poverty status is determined!!AGE!!Under 18 years!!5 to 17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05E</text:p>
          </table:table-cell>
          <table:table-cell office:value-type="string" calcext:value-type="string">
            <text:p>Estimate!!Total!!Population for whom poverty status is determined!!AGE!!Under 18 years!!Related children of householder under 18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05M</text:p>
          </table:table-cell>
          <table:table-cell office:value-type="string" calcext:value-type="string">
            <text:p>Margin of Error!!Total!!Population for whom poverty status is determined!!AGE!!Under 18 years!!Related children of householder under 18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06E</text:p>
          </table:table-cell>
          <table:table-cell office:value-type="string" calcext:value-type="string">
            <text:p>Estimate!!Total!!Population for whom poverty status is determined!!AGE!!18 to 6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06M</text:p>
          </table:table-cell>
          <table:table-cell office:value-type="string" calcext:value-type="string">
            <text:p>Margin of Error!!Total!!Population for whom poverty status is determined!!AGE!!18 to 6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07E</text:p>
          </table:table-cell>
          <table:table-cell office:value-type="string" calcext:value-type="string">
            <text:p>Estimate!!Total!!Population for whom poverty status is determined!!AGE!!18 to 64 years!!18 to 3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07M</text:p>
          </table:table-cell>
          <table:table-cell office:value-type="string" calcext:value-type="string">
            <text:p>Margin of Error!!Total!!Population for whom poverty status is determined!!AGE!!18 to 64 years!!18 to 3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08E</text:p>
          </table:table-cell>
          <table:table-cell office:value-type="string" calcext:value-type="string">
            <text:p>Estimate!!Total!!Population for whom poverty status is determined!!AGE!!18 to 64 years!!35 to 6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08M</text:p>
          </table:table-cell>
          <table:table-cell office:value-type="string" calcext:value-type="string">
            <text:p>Margin of Error!!Total!!Population for whom poverty status is determined!!AGE!!18 to 64 years!!35 to 6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09E</text:p>
          </table:table-cell>
          <table:table-cell office:value-type="string" calcext:value-type="string">
            <text:p>Estimate!!Total!!Population for whom poverty status is determined!!AGE!!60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09M</text:p>
          </table:table-cell>
          <table:table-cell office:value-type="string" calcext:value-type="string">
            <text:p>Margin of Error!!Total!!Population for whom poverty status is determined!!AGE!!60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10E</text:p>
          </table:table-cell>
          <table:table-cell office:value-type="string" calcext:value-type="string">
            <text:p>Estimate!!Total!!Population for whom poverty status is determined!!AGE!!65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10M</text:p>
          </table:table-cell>
          <table:table-cell office:value-type="string" calcext:value-type="string">
            <text:p>Margin of Error!!Total!!Population for whom poverty status is determined!!AGE!!65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11E</text:p>
          </table:table-cell>
          <table:table-cell office:value-type="string" calcext:value-type="string">
            <text:p>Estimate!!Total!!Population for whom poverty status is determined!!SEX!!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11M</text:p>
          </table:table-cell>
          <table:table-cell office:value-type="string" calcext:value-type="string">
            <text:p>Margin of Error!!Total!!Population for whom poverty status is determined!!SEX!!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12E</text:p>
          </table:table-cell>
          <table:table-cell office:value-type="string" calcext:value-type="string">
            <text:p>Estimate!!Total!!Population for whom poverty status is determined!!SEX!!Fe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12M</text:p>
          </table:table-cell>
          <table:table-cell office:value-type="string" calcext:value-type="string">
            <text:p>Margin of Error!!Total!!Population for whom poverty status is determined!!SEX!!Fe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13E</text:p>
          </table:table-cell>
          <table:table-cell office:value-type="string" calcext:value-type="string">
            <text:p>Estimate!!Total!!Population for whom poverty status is determined!!RACE AND HISPANIC OR LATINO ORIGIN!!Whit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13M</text:p>
          </table:table-cell>
          <table:table-cell office:value-type="string" calcext:value-type="string">
            <text:p>Margin of Error!!Total!!Population for whom poverty status is determined!!RACE AND HISPANIC OR LATINO ORIGIN!!Whit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14E</text:p>
          </table:table-cell>
          <table:table-cell office:value-type="string" calcext:value-type="string">
            <text:p>Estimate!!Total!!Population for whom poverty status is determined!!RACE AND HISPANIC OR LATINO ORIGIN!!Black or African American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14M</text:p>
          </table:table-cell>
          <table:table-cell office:value-type="string" calcext:value-type="string">
            <text:p>Margin of Error!!Total!!Population for whom poverty status is determined!!RACE AND HISPANIC OR LATINO ORIGIN!!Black or African American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15E</text:p>
          </table:table-cell>
          <table:table-cell office:value-type="string" calcext:value-type="string">
            <text:p>Estimate!!Total!!Population for whom poverty status is determined!!RACE AND HISPANIC OR LATINO ORIGIN!!American Indian and Alaska Nativ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15M</text:p>
          </table:table-cell>
          <table:table-cell office:value-type="string" calcext:value-type="string">
            <text:p>Margin of Error!!Total!!Population for whom poverty status is determined!!RACE AND HISPANIC OR LATINO ORIGIN!!American Indian and Alaska Nativ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16E</text:p>
          </table:table-cell>
          <table:table-cell office:value-type="string" calcext:value-type="string">
            <text:p>Estimate!!Total!!Population for whom poverty status is determined!!RACE AND HISPANIC OR LATINO ORIGIN!!Asian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16M</text:p>
          </table:table-cell>
          <table:table-cell office:value-type="string" calcext:value-type="string">
            <text:p>Margin of Error!!Total!!Population for whom poverty status is determined!!RACE AND HISPANIC OR LATINO ORIGIN!!Asian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17E</text:p>
          </table:table-cell>
          <table:table-cell office:value-type="string" calcext:value-type="string">
            <text:p>Estimate!!Total!!Population for whom poverty status is determined!!RACE AND HISPANIC OR LATINO ORIGIN!!Native Hawaiian and Other Pacific Islander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17M</text:p>
          </table:table-cell>
          <table:table-cell office:value-type="string" calcext:value-type="string">
            <text:p>Margin of Error!!Total!!Population for whom poverty status is determined!!RACE AND HISPANIC OR LATINO ORIGIN!!Native Hawaiian and Other Pacific Islander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18E</text:p>
          </table:table-cell>
          <table:table-cell office:value-type="string" calcext:value-type="string">
            <text:p>Estimate!!Total!!Population for whom poverty status is determined!!RACE AND HISPANIC OR LATINO ORIGIN!!Some other rac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18M</text:p>
          </table:table-cell>
          <table:table-cell office:value-type="string" calcext:value-type="string">
            <text:p>Margin of Error!!Total!!Population for whom poverty status is determined!!RACE AND HISPANIC OR LATINO ORIGIN!!Some other rac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19E</text:p>
          </table:table-cell>
          <table:table-cell office:value-type="string" calcext:value-type="string">
            <text:p>Estimate!!Total!!Population for whom poverty status is determined!!RACE AND HISPANIC OR LATINO ORIGIN!!Two or more ra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19M</text:p>
          </table:table-cell>
          <table:table-cell office:value-type="string" calcext:value-type="string">
            <text:p>Margin of Error!!Total!!Population for whom poverty status is determined!!RACE AND HISPANIC OR LATINO ORIGIN!!Two or more ra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20E</text:p>
          </table:table-cell>
          <table:table-cell office:value-type="string" calcext:value-type="string">
            <text:p>Estimate!!Total!!Population for whom poverty status is determined!!RACE AND HISPANIC OR LATINO ORIGIN!!Hispanic or Latino origin (of any rac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20M</text:p>
          </table:table-cell>
          <table:table-cell office:value-type="string" calcext:value-type="string">
            <text:p>Margin of Error!!Total!!Population for whom poverty status is determined!!RACE AND HISPANIC OR LATINO ORIGIN!!Hispanic or Latino origin (of any rac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21E</text:p>
          </table:table-cell>
          <table:table-cell office:value-type="string" calcext:value-type="string">
            <text:p>Estimate!!Total!!Population for whom poverty status is determined!!RACE AND HISPANIC OR LATINO ORIGIN!!White alone, not Hispanic or Lat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21M</text:p>
          </table:table-cell>
          <table:table-cell office:value-type="string" calcext:value-type="string">
            <text:p>Margin of Error!!Total!!Population for whom poverty status is determined!!RACE AND HISPANIC OR LATINO ORIGIN!!White alone, not Hispanic or Lat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22E</text:p>
          </table:table-cell>
          <table:table-cell office:value-type="string" calcext:value-type="string">
            <text:p>Estimate!!Total!!Population for whom poverty status is determined!!EDUCATIONAL ATTAINMENT!!Population 25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22M</text:p>
          </table:table-cell>
          <table:table-cell office:value-type="string" calcext:value-type="string">
            <text:p>Margin of Error!!Total!!Population for whom poverty status is determined!!EDUCATIONAL ATTAINMENT!!Population 25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23E</text:p>
          </table:table-cell>
          <table:table-cell office:value-type="string" calcext:value-type="string">
            <text:p>Estimate!!Total!!Population for whom poverty status is determined!!EDUCATIONAL ATTAINMENT!!Population 25 years and over!!Less than high school gradu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23M</text:p>
          </table:table-cell>
          <table:table-cell office:value-type="string" calcext:value-type="string">
            <text:p>Margin of Error!!Total!!Population for whom poverty status is determined!!EDUCATIONAL ATTAINMENT!!Population 25 years and over!!Less than high school gradu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24E</text:p>
          </table:table-cell>
          <table:table-cell office:value-type="string" calcext:value-type="string">
            <text:p>Estimate!!Total!!Population for whom poverty status is determined!!EDUCATIONAL ATTAINMENT!!Population 25 years and over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24M</text:p>
          </table:table-cell>
          <table:table-cell office:value-type="string" calcext:value-type="string">
            <text:p>Margin of Error!!Total!!Population for whom poverty status is determined!!EDUCATIONAL ATTAINMENT!!Population 25 years and over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25E</text:p>
          </table:table-cell>
          <table:table-cell office:value-type="string" calcext:value-type="string">
            <text:p>Estimate!!Total!!Population for whom poverty status is determined!!EDUCATIONAL ATTAINMENT!!Population 25 years and over!!Some college, 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25M</text:p>
          </table:table-cell>
          <table:table-cell office:value-type="string" calcext:value-type="string">
            <text:p>Margin of Error!!Total!!Population for whom poverty status is determined!!EDUCATIONAL ATTAINMENT!!Population 25 years and over!!Some college, 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26E</text:p>
          </table:table-cell>
          <table:table-cell office:value-type="string" calcext:value-type="string">
            <text:p>Estimate!!Total!!Population for whom poverty status is determined!!EDUCATIONAL ATTAINMENT!!Population 25 years and over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26M</text:p>
          </table:table-cell>
          <table:table-cell office:value-type="string" calcext:value-type="string">
            <text:p>Margin of Error!!Total!!Population for whom poverty status is determined!!EDUCATIONAL ATTAINMENT!!Population 25 years and over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27E</text:p>
          </table:table-cell>
          <table:table-cell office:value-type="string" calcext:value-type="string">
            <text:p>Estimate!!Total!!Population for whom poverty status is determined!!EMPLOYMENT STATUS!!Civilian labor force 16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27M</text:p>
          </table:table-cell>
          <table:table-cell office:value-type="string" calcext:value-type="string">
            <text:p>Margin of Error!!Total!!Population for whom poverty status is determined!!EMPLOYMENT STATUS!!Civilian labor force 16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28E</text:p>
          </table:table-cell>
          <table:table-cell office:value-type="string" calcext:value-type="string">
            <text:p>Estimate!!Total!!Population for whom poverty status is determined!!EMPLOYMENT STATUS!!Civilian labor force 16 years and over!!Employ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28M</text:p>
          </table:table-cell>
          <table:table-cell office:value-type="string" calcext:value-type="string">
            <text:p>Margin of Error!!Total!!Population for whom poverty status is determined!!EMPLOYMENT STATUS!!Civilian labor force 16 years and over!!Employ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29E</text:p>
          </table:table-cell>
          <table:table-cell office:value-type="string" calcext:value-type="string">
            <text:p>Estimate!!Total!!Population for whom poverty status is determined!!EMPLOYMENT STATUS!!Civilian labor force 16 years and over!!Employed!!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29M</text:p>
          </table:table-cell>
          <table:table-cell office:value-type="string" calcext:value-type="string">
            <text:p>Margin of Error!!Total!!Population for whom poverty status is determined!!EMPLOYMENT STATUS!!Civilian labor force 16 years and over!!Employed!!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30E</text:p>
          </table:table-cell>
          <table:table-cell office:value-type="string" calcext:value-type="string">
            <text:p>Estimate!!Total!!Population for whom poverty status is determined!!EMPLOYMENT STATUS!!Civilian labor force 16 years and over!!Employed!!Fe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30M</text:p>
          </table:table-cell>
          <table:table-cell office:value-type="string" calcext:value-type="string">
            <text:p>Margin of Error!!Total!!Population for whom poverty status is determined!!EMPLOYMENT STATUS!!Civilian labor force 16 years and over!!Employed!!Fe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31E</text:p>
          </table:table-cell>
          <table:table-cell office:value-type="string" calcext:value-type="string">
            <text:p>Estimate!!Total!!Population for whom poverty status is determined!!EMPLOYMENT STATUS!!Civilian labor force 16 years and over!!Unemploy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31M</text:p>
          </table:table-cell>
          <table:table-cell office:value-type="string" calcext:value-type="string">
            <text:p>Margin of Error!!Total!!Population for whom poverty status is determined!!EMPLOYMENT STATUS!!Civilian labor force 16 years and over!!Unemploy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32E</text:p>
          </table:table-cell>
          <table:table-cell office:value-type="string" calcext:value-type="string">
            <text:p>Estimate!!Total!!Population for whom poverty status is determined!!EMPLOYMENT STATUS!!Civilian labor force 16 years and over!!Unemployed!!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32M</text:p>
          </table:table-cell>
          <table:table-cell office:value-type="string" calcext:value-type="string">
            <text:p>Margin of Error!!Total!!Population for whom poverty status is determined!!EMPLOYMENT STATUS!!Civilian labor force 16 years and over!!Unemployed!!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33E</text:p>
          </table:table-cell>
          <table:table-cell office:value-type="string" calcext:value-type="string">
            <text:p>Estimate!!Total!!Population for whom poverty status is determined!!EMPLOYMENT STATUS!!Civilian labor force 16 years and over!!Unemployed!!Fe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33M</text:p>
          </table:table-cell>
          <table:table-cell office:value-type="string" calcext:value-type="string">
            <text:p>Margin of Error!!Total!!Population for whom poverty status is determined!!EMPLOYMENT STATUS!!Civilian labor force 16 years and over!!Unemployed!!Fe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34E</text:p>
          </table:table-cell>
          <table:table-cell office:value-type="string" calcext:value-type="string">
            <text:p>Estimate!!Total!!Population for whom poverty status is determined!!WORK EXPERIENCE!!Population 16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34M</text:p>
          </table:table-cell>
          <table:table-cell office:value-type="string" calcext:value-type="string">
            <text:p>Margin of Error!!Total!!Population for whom poverty status is determined!!WORK EXPERIENCE!!Population 16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35E</text:p>
          </table:table-cell>
          <table:table-cell office:value-type="string" calcext:value-type="string">
            <text:p>Estimate!!Total!!Population for whom poverty status is determined!!WORK EXPERIENCE!!Population 16 years and over!!Worked full-time, year-round in the past 12 mon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35M</text:p>
          </table:table-cell>
          <table:table-cell office:value-type="string" calcext:value-type="string">
            <text:p>Margin of Error!!Total!!Population for whom poverty status is determined!!WORK EXPERIENCE!!Population 16 years and over!!Worked full-time, year-round in the past 12 mon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36E</text:p>
          </table:table-cell>
          <table:table-cell office:value-type="string" calcext:value-type="string">
            <text:p>Estimate!!Total!!Population for whom poverty status is determined!!WORK EXPERIENCE!!Population 16 years and over!!Worked part-time or part-year in the past 12 mon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36M</text:p>
          </table:table-cell>
          <table:table-cell office:value-type="string" calcext:value-type="string">
            <text:p>Margin of Error!!Total!!Population for whom poverty status is determined!!WORK EXPERIENCE!!Population 16 years and over!!Worked part-time or part-year in the past 12 mon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37E</text:p>
          </table:table-cell>
          <table:table-cell office:value-type="string" calcext:value-type="string">
            <text:p>Estimate!!Total!!Population for whom poverty status is determined!!WORK EXPERIENCE!!Population 16 years and over!!Did not wo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37M</text:p>
          </table:table-cell>
          <table:table-cell office:value-type="string" calcext:value-type="string">
            <text:p>Margin of Error!!Total!!Population for whom poverty status is determined!!WORK EXPERIENCE!!Population 16 years and over!!Did not wo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38E</text:p>
          </table:table-cell>
          <table:table-cell office:value-type="string" calcext:value-type="string">
            <text:p>Estimate!!Total!!Population for whom poverty status is determined!!ALL INDIVIDUALS WITH INCOME BELOW THE FOLLOWING POVERTY RATIOS!!50 percent of poverty 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38M</text:p>
          </table:table-cell>
          <table:table-cell office:value-type="string" calcext:value-type="string">
            <text:p>Margin of Error!!Total!!Population for whom poverty status is determined!!ALL INDIVIDUALS WITH INCOME BELOW THE FOLLOWING POVERTY RATIOS!!50 percent of poverty 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39E</text:p>
          </table:table-cell>
          <table:table-cell office:value-type="string" calcext:value-type="string">
            <text:p>Estimate!!Total!!Population for whom poverty status is determined!!ALL INDIVIDUALS WITH INCOME BELOW THE FOLLOWING POVERTY RATIOS!!125 percent of poverty 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39M</text:p>
          </table:table-cell>
          <table:table-cell office:value-type="string" calcext:value-type="string">
            <text:p>Margin of Error!!Total!!Population for whom poverty status is determined!!ALL INDIVIDUALS WITH INCOME BELOW THE FOLLOWING POVERTY RATIOS!!125 percent of poverty 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40E</text:p>
          </table:table-cell>
          <table:table-cell office:value-type="string" calcext:value-type="string">
            <text:p>Estimate!!Total!!Population for whom poverty status is determined!!ALL INDIVIDUALS WITH INCOME BELOW THE FOLLOWING POVERTY RATIOS!!150 percent of poverty 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40M</text:p>
          </table:table-cell>
          <table:table-cell office:value-type="string" calcext:value-type="string">
            <text:p>Margin of Error!!Total!!Population for whom poverty status is determined!!ALL INDIVIDUALS WITH INCOME BELOW THE FOLLOWING POVERTY RATIOS!!150 percent of poverty 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41E</text:p>
          </table:table-cell>
          <table:table-cell office:value-type="string" calcext:value-type="string">
            <text:p>Estimate!!Total!!Population for whom poverty status is determined!!ALL INDIVIDUALS WITH INCOME BELOW THE FOLLOWING POVERTY RATIOS!!185 percent of poverty 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41M</text:p>
          </table:table-cell>
          <table:table-cell office:value-type="string" calcext:value-type="string">
            <text:p>Margin of Error!!Total!!Population for whom poverty status is determined!!ALL INDIVIDUALS WITH INCOME BELOW THE FOLLOWING POVERTY RATIOS!!185 percent of poverty 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42E</text:p>
          </table:table-cell>
          <table:table-cell office:value-type="string" calcext:value-type="string">
            <text:p>Estimate!!Total!!Population for whom poverty status is determined!!ALL INDIVIDUALS WITH INCOME BELOW THE FOLLOWING POVERTY RATIOS!!200 percent of poverty 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42M</text:p>
          </table:table-cell>
          <table:table-cell office:value-type="string" calcext:value-type="string">
            <text:p>Margin of Error!!Total!!Population for whom poverty status is determined!!ALL INDIVIDUALS WITH INCOME BELOW THE FOLLOWING POVERTY RATIOS!!200 percent of poverty 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43E</text:p>
          </table:table-cell>
          <table:table-cell office:value-type="string" calcext:value-type="string">
            <text:p>Estimate!!Total!!Population for whom poverty status is determined!!ALL INDIVIDUALS WITH INCOME BELOW THE FOLLOWING POVERTY RATIOS!!300 percent of poverty 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43M</text:p>
          </table:table-cell>
          <table:table-cell office:value-type="string" calcext:value-type="string">
            <text:p>Margin of Error!!Total!!Population for whom poverty status is determined!!ALL INDIVIDUALS WITH INCOME BELOW THE FOLLOWING POVERTY RATIOS!!300 percent of poverty 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44E</text:p>
          </table:table-cell>
          <table:table-cell office:value-type="string" calcext:value-type="string">
            <text:p>Estimate!!Total!!Population for whom poverty status is determined!!ALL INDIVIDUALS WITH INCOME BELOW THE FOLLOWING POVERTY RATIOS!!400 percent of poverty 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44M</text:p>
          </table:table-cell>
          <table:table-cell office:value-type="string" calcext:value-type="string">
            <text:p>Margin of Error!!Total!!Population for whom poverty status is determined!!ALL INDIVIDUALS WITH INCOME BELOW THE FOLLOWING POVERTY RATIOS!!400 percent of poverty 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45E</text:p>
          </table:table-cell>
          <table:table-cell office:value-type="string" calcext:value-type="string">
            <text:p>Estimate!!Total!!Population for whom poverty status is determined!!ALL INDIVIDUALS WITH INCOME BELOW THE FOLLOWING POVERTY RATIOS!!500 percent of poverty 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45M</text:p>
          </table:table-cell>
          <table:table-cell office:value-type="string" calcext:value-type="string">
            <text:p>Margin of Error!!Total!!Population for whom poverty status is determined!!ALL INDIVIDUALS WITH INCOME BELOW THE FOLLOWING POVERTY RATIOS!!500 percent of poverty 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46E</text:p>
          </table:table-cell>
          <table:table-cell office:value-type="string" calcext:value-type="string">
            <text:p>Estimate!!Total!!UNRELATED INDIVIDUALS FOR WHOM POVERTY STATUS IS DETERM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46M</text:p>
          </table:table-cell>
          <table:table-cell office:value-type="string" calcext:value-type="string">
            <text:p>Margin of Error!!Total!!UNRELATED INDIVIDUALS FOR WHOM POVERTY STATUS IS DETERM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47E</text:p>
          </table:table-cell>
          <table:table-cell office:value-type="string" calcext:value-type="string">
            <text:p>Estimate!!Total!!UNRELATED INDIVIDUALS FOR WHOM POVERTY STATUS IS DETERMINED!!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47M</text:p>
          </table:table-cell>
          <table:table-cell office:value-type="string" calcext:value-type="string">
            <text:p>Margin of Error!!Total!!UNRELATED INDIVIDUALS FOR WHOM POVERTY STATUS IS DETERMINED!!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48E</text:p>
          </table:table-cell>
          <table:table-cell office:value-type="string" calcext:value-type="string">
            <text:p>Estimate!!Total!!UNRELATED INDIVIDUALS FOR WHOM POVERTY STATUS IS DETERMINED!!Fe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48M</text:p>
          </table:table-cell>
          <table:table-cell office:value-type="string" calcext:value-type="string">
            <text:p>Margin of Error!!Total!!UNRELATED INDIVIDUALS FOR WHOM POVERTY STATUS IS DETERMINED!!Fe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49E</text:p>
          </table:table-cell>
          <table:table-cell office:value-type="string" calcext:value-type="string">
            <text:p>Estimate!!Total!!UNRELATED INDIVIDUALS FOR WHOM POVERTY STATUS IS DETERMINED!!15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49M</text:p>
          </table:table-cell>
          <table:table-cell office:value-type="string" calcext:value-type="string">
            <text:p>Margin of Error!!Total!!UNRELATED INDIVIDUALS FOR WHOM POVERTY STATUS IS DETERMINED!!15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50E</text:p>
          </table:table-cell>
          <table:table-cell office:value-type="string" calcext:value-type="string">
            <text:p>Estimate!!Total!!UNRELATED INDIVIDUALS FOR WHOM POVERTY STATUS IS DETERMINED!!16 to 17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50M</text:p>
          </table:table-cell>
          <table:table-cell office:value-type="string" calcext:value-type="string">
            <text:p>Margin of Error!!Total!!UNRELATED INDIVIDUALS FOR WHOM POVERTY STATUS IS DETERMINED!!16 to 17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51E</text:p>
          </table:table-cell>
          <table:table-cell office:value-type="string" calcext:value-type="string">
            <text:p>Estimate!!Total!!UNRELATED INDIVIDUALS FOR WHOM POVERTY STATUS IS DETERMINED!!18 to 2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51M</text:p>
          </table:table-cell>
          <table:table-cell office:value-type="string" calcext:value-type="string">
            <text:p>Margin of Error!!Total!!UNRELATED INDIVIDUALS FOR WHOM POVERTY STATUS IS DETERMINED!!18 to 2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52E</text:p>
          </table:table-cell>
          <table:table-cell office:value-type="string" calcext:value-type="string">
            <text:p>Estimate!!Total!!UNRELATED INDIVIDUALS FOR WHOM POVERTY STATUS IS DETERMINED!!25 to 3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52M</text:p>
          </table:table-cell>
          <table:table-cell office:value-type="string" calcext:value-type="string">
            <text:p>Margin of Error!!Total!!UNRELATED INDIVIDUALS FOR WHOM POVERTY STATUS IS DETERMINED!!25 to 3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53E</text:p>
          </table:table-cell>
          <table:table-cell office:value-type="string" calcext:value-type="string">
            <text:p>Estimate!!Total!!UNRELATED INDIVIDUALS FOR WHOM POVERTY STATUS IS DETERMINED!!35 to 4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53M</text:p>
          </table:table-cell>
          <table:table-cell office:value-type="string" calcext:value-type="string">
            <text:p>Margin of Error!!Total!!UNRELATED INDIVIDUALS FOR WHOM POVERTY STATUS IS DETERMINED!!35 to 4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54E</text:p>
          </table:table-cell>
          <table:table-cell office:value-type="string" calcext:value-type="string">
            <text:p>Estimate!!Total!!UNRELATED INDIVIDUALS FOR WHOM POVERTY STATUS IS DETERMINED!!45 to 5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54M</text:p>
          </table:table-cell>
          <table:table-cell office:value-type="string" calcext:value-type="string">
            <text:p>Margin of Error!!Total!!UNRELATED INDIVIDUALS FOR WHOM POVERTY STATUS IS DETERMINED!!45 to 5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55E</text:p>
          </table:table-cell>
          <table:table-cell office:value-type="string" calcext:value-type="string">
            <text:p>Estimate!!Total!!UNRELATED INDIVIDUALS FOR WHOM POVERTY STATUS IS DETERMINED!!55 to 6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55M</text:p>
          </table:table-cell>
          <table:table-cell office:value-type="string" calcext:value-type="string">
            <text:p>Margin of Error!!Total!!UNRELATED INDIVIDUALS FOR WHOM POVERTY STATUS IS DETERMINED!!55 to 6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56E</text:p>
          </table:table-cell>
          <table:table-cell office:value-type="string" calcext:value-type="string">
            <text:p>Estimate!!Total!!UNRELATED INDIVIDUALS FOR WHOM POVERTY STATUS IS DETERMINED!!65 to 7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56M</text:p>
          </table:table-cell>
          <table:table-cell office:value-type="string" calcext:value-type="string">
            <text:p>Margin of Error!!Total!!UNRELATED INDIVIDUALS FOR WHOM POVERTY STATUS IS DETERMINED!!65 to 7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57E</text:p>
          </table:table-cell>
          <table:table-cell office:value-type="string" calcext:value-type="string">
            <text:p>Estimate!!Total!!UNRELATED INDIVIDUALS FOR WHOM POVERTY STATUS IS DETERMINED!!75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57M</text:p>
          </table:table-cell>
          <table:table-cell office:value-type="string" calcext:value-type="string">
            <text:p>Margin of Error!!Total!!UNRELATED INDIVIDUALS FOR WHOM POVERTY STATUS IS DETERMINED!!75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58E</text:p>
          </table:table-cell>
          <table:table-cell office:value-type="string" calcext:value-type="string">
            <text:p>Estimate!!Total!!UNRELATED INDIVIDUALS FOR WHOM POVERTY STATUS IS DETERMINED!!Mean income deficit for unrelated individuals (dollar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58M</text:p>
          </table:table-cell>
          <table:table-cell office:value-type="string" calcext:value-type="string">
            <text:p>Margin of Error!!Total!!UNRELATED INDIVIDUALS FOR WHOM POVERTY STATUS IS DETERMINED!!Mean income deficit for unrelated individuals (dollar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59E</text:p>
          </table:table-cell>
          <table:table-cell office:value-type="string" calcext:value-type="string">
            <text:p>Estimate!!Total!!UNRELATED INDIVIDUALS FOR WHOM POVERTY STATUS IS DETERMINED!!Worked full-time, year-round in the past 12 mon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59M</text:p>
          </table:table-cell>
          <table:table-cell office:value-type="string" calcext:value-type="string">
            <text:p>Margin of Error!!Total!!UNRELATED INDIVIDUALS FOR WHOM POVERTY STATUS IS DETERMINED!!Worked full-time, year-round in the past 12 mon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60E</text:p>
          </table:table-cell>
          <table:table-cell office:value-type="string" calcext:value-type="string">
            <text:p>Estimate!!Total!!UNRELATED INDIVIDUALS FOR WHOM POVERTY STATUS IS DETERMINED!!Worked less than full-time, year-round in the past 12 mon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60M</text:p>
          </table:table-cell>
          <table:table-cell office:value-type="string" calcext:value-type="string">
            <text:p>Margin of Error!!Total!!UNRELATED INDIVIDUALS FOR WHOM POVERTY STATUS IS DETERMINED!!Worked less than full-time, year-round in the past 12 mon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61E</text:p>
          </table:table-cell>
          <table:table-cell office:value-type="string" calcext:value-type="string">
            <text:p>Estimate!!Total!!UNRELATED INDIVIDUALS FOR WHOM POVERTY STATUS IS DETERMINED!!Did not wo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1_061M</text:p>
          </table:table-cell>
          <table:table-cell office:value-type="string" calcext:value-type="string">
            <text:p>Margin of Error!!Total!!UNRELATED INDIVIDUALS FOR WHOM POVERTY STATUS IS DETERMINED!!Did not wo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01E</text:p>
          </table:table-cell>
          <table:table-cell office:value-type="string" calcext:value-type="string">
            <text:p>Estimate!!Below poverty level!!Population for whom poverty status is determ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01M</text:p>
          </table:table-cell>
          <table:table-cell office:value-type="string" calcext:value-type="string">
            <text:p>Margin of Error!!Below poverty level!!Population for whom poverty status is determ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02E</text:p>
          </table:table-cell>
          <table:table-cell office:value-type="string" calcext:value-type="string">
            <text:p>Estimate!!Below poverty level!!Population for whom poverty status is determined!!AGE!!Under 18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02M</text:p>
          </table:table-cell>
          <table:table-cell office:value-type="string" calcext:value-type="string">
            <text:p>Margin of Error!!Below poverty level!!Population for whom poverty status is determined!!AGE!!Under 18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03E</text:p>
          </table:table-cell>
          <table:table-cell office:value-type="string" calcext:value-type="string">
            <text:p>Estimate!!Below poverty level!!Population for whom poverty status is determined!!AGE!!Under 18 years!!Under 5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03M</text:p>
          </table:table-cell>
          <table:table-cell office:value-type="string" calcext:value-type="string">
            <text:p>Margin of Error!!Below poverty level!!Population for whom poverty status is determined!!AGE!!Under 18 years!!Under 5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04E</text:p>
          </table:table-cell>
          <table:table-cell office:value-type="string" calcext:value-type="string">
            <text:p>Estimate!!Below poverty level!!Population for whom poverty status is determined!!AGE!!Under 18 years!!5 to 17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04M</text:p>
          </table:table-cell>
          <table:table-cell office:value-type="string" calcext:value-type="string">
            <text:p>Margin of Error!!Below poverty level!!Population for whom poverty status is determined!!AGE!!Under 18 years!!5 to 17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05E</text:p>
          </table:table-cell>
          <table:table-cell office:value-type="string" calcext:value-type="string">
            <text:p>Estimate!!Below poverty level!!Population for whom poverty status is determined!!AGE!!Under 18 years!!Related children of householder under 18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05M</text:p>
          </table:table-cell>
          <table:table-cell office:value-type="string" calcext:value-type="string">
            <text:p>Margin of Error!!Below poverty level!!Population for whom poverty status is determined!!AGE!!Under 18 years!!Related children of householder under 18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06E</text:p>
          </table:table-cell>
          <table:table-cell office:value-type="string" calcext:value-type="string">
            <text:p>Estimate!!Below poverty level!!Population for whom poverty status is determined!!AGE!!18 to 6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06M</text:p>
          </table:table-cell>
          <table:table-cell office:value-type="string" calcext:value-type="string">
            <text:p>Margin of Error!!Below poverty level!!Population for whom poverty status is determined!!AGE!!18 to 6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07E</text:p>
          </table:table-cell>
          <table:table-cell office:value-type="string" calcext:value-type="string">
            <text:p>Estimate!!Below poverty level!!Population for whom poverty status is determined!!AGE!!18 to 64 years!!18 to 3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07M</text:p>
          </table:table-cell>
          <table:table-cell office:value-type="string" calcext:value-type="string">
            <text:p>Margin of Error!!Below poverty level!!Population for whom poverty status is determined!!AGE!!18 to 64 years!!18 to 3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08E</text:p>
          </table:table-cell>
          <table:table-cell office:value-type="string" calcext:value-type="string">
            <text:p>Estimate!!Below poverty level!!Population for whom poverty status is determined!!AGE!!18 to 64 years!!35 to 6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08M</text:p>
          </table:table-cell>
          <table:table-cell office:value-type="string" calcext:value-type="string">
            <text:p>Margin of Error!!Below poverty level!!Population for whom poverty status is determined!!AGE!!18 to 64 years!!35 to 6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09E</text:p>
          </table:table-cell>
          <table:table-cell office:value-type="string" calcext:value-type="string">
            <text:p>Estimate!!Below poverty level!!Population for whom poverty status is determined!!AGE!!60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09M</text:p>
          </table:table-cell>
          <table:table-cell office:value-type="string" calcext:value-type="string">
            <text:p>Margin of Error!!Below poverty level!!Population for whom poverty status is determined!!AGE!!60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10E</text:p>
          </table:table-cell>
          <table:table-cell office:value-type="string" calcext:value-type="string">
            <text:p>Estimate!!Below poverty level!!Population for whom poverty status is determined!!AGE!!65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10M</text:p>
          </table:table-cell>
          <table:table-cell office:value-type="string" calcext:value-type="string">
            <text:p>Margin of Error!!Below poverty level!!Population for whom poverty status is determined!!AGE!!65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11E</text:p>
          </table:table-cell>
          <table:table-cell office:value-type="string" calcext:value-type="string">
            <text:p>Estimate!!Below poverty level!!Population for whom poverty status is determined!!SEX!!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11M</text:p>
          </table:table-cell>
          <table:table-cell office:value-type="string" calcext:value-type="string">
            <text:p>Margin of Error!!Below poverty level!!Population for whom poverty status is determined!!SEX!!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12E</text:p>
          </table:table-cell>
          <table:table-cell office:value-type="string" calcext:value-type="string">
            <text:p>Estimate!!Below poverty level!!Population for whom poverty status is determined!!SEX!!Fe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12M</text:p>
          </table:table-cell>
          <table:table-cell office:value-type="string" calcext:value-type="string">
            <text:p>Margin of Error!!Below poverty level!!Population for whom poverty status is determined!!SEX!!Fe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13E</text:p>
          </table:table-cell>
          <table:table-cell office:value-type="string" calcext:value-type="string">
            <text:p>Estimate!!Below poverty level!!Population for whom poverty status is determined!!RACE AND HISPANIC OR LATINO ORIGIN!!Whit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13M</text:p>
          </table:table-cell>
          <table:table-cell office:value-type="string" calcext:value-type="string">
            <text:p>Margin of Error!!Below poverty level!!Population for whom poverty status is determined!!RACE AND HISPANIC OR LATINO ORIGIN!!Whit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14E</text:p>
          </table:table-cell>
          <table:table-cell office:value-type="string" calcext:value-type="string">
            <text:p>Estimate!!Below poverty level!!Population for whom poverty status is determined!!RACE AND HISPANIC OR LATINO ORIGIN!!Black or African American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14M</text:p>
          </table:table-cell>
          <table:table-cell office:value-type="string" calcext:value-type="string">
            <text:p>Margin of Error!!Below poverty level!!Population for whom poverty status is determined!!RACE AND HISPANIC OR LATINO ORIGIN!!Black or African American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15E</text:p>
          </table:table-cell>
          <table:table-cell office:value-type="string" calcext:value-type="string">
            <text:p>Estimate!!Below poverty level!!Population for whom poverty status is determined!!RACE AND HISPANIC OR LATINO ORIGIN!!American Indian and Alaska Nativ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15M</text:p>
          </table:table-cell>
          <table:table-cell office:value-type="string" calcext:value-type="string">
            <text:p>Margin of Error!!Below poverty level!!Population for whom poverty status is determined!!RACE AND HISPANIC OR LATINO ORIGIN!!American Indian and Alaska Nativ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16E</text:p>
          </table:table-cell>
          <table:table-cell office:value-type="string" calcext:value-type="string">
            <text:p>Estimate!!Below poverty level!!Population for whom poverty status is determined!!RACE AND HISPANIC OR LATINO ORIGIN!!Asian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16M</text:p>
          </table:table-cell>
          <table:table-cell office:value-type="string" calcext:value-type="string">
            <text:p>Margin of Error!!Below poverty level!!Population for whom poverty status is determined!!RACE AND HISPANIC OR LATINO ORIGIN!!Asian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17E</text:p>
          </table:table-cell>
          <table:table-cell office:value-type="string" calcext:value-type="string">
            <text:p>Estimate!!Below poverty level!!Population for whom poverty status is determined!!RACE AND HISPANIC OR LATINO ORIGIN!!Native Hawaiian and Other Pacific Islander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17M</text:p>
          </table:table-cell>
          <table:table-cell office:value-type="string" calcext:value-type="string">
            <text:p>Margin of Error!!Below poverty level!!Population for whom poverty status is determined!!RACE AND HISPANIC OR LATINO ORIGIN!!Native Hawaiian and Other Pacific Islander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18E</text:p>
          </table:table-cell>
          <table:table-cell office:value-type="string" calcext:value-type="string">
            <text:p>Estimate!!Below poverty level!!Population for whom poverty status is determined!!RACE AND HISPANIC OR LATINO ORIGIN!!Some other rac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18M</text:p>
          </table:table-cell>
          <table:table-cell office:value-type="string" calcext:value-type="string">
            <text:p>Margin of Error!!Below poverty level!!Population for whom poverty status is determined!!RACE AND HISPANIC OR LATINO ORIGIN!!Some other rac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19E</text:p>
          </table:table-cell>
          <table:table-cell office:value-type="string" calcext:value-type="string">
            <text:p>Estimate!!Below poverty level!!Population for whom poverty status is determined!!RACE AND HISPANIC OR LATINO ORIGIN!!Two or more ra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19M</text:p>
          </table:table-cell>
          <table:table-cell office:value-type="string" calcext:value-type="string">
            <text:p>Margin of Error!!Below poverty level!!Population for whom poverty status is determined!!RACE AND HISPANIC OR LATINO ORIGIN!!Two or more ra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20E</text:p>
          </table:table-cell>
          <table:table-cell office:value-type="string" calcext:value-type="string">
            <text:p>Estimate!!Below poverty level!!Population for whom poverty status is determined!!RACE AND HISPANIC OR LATINO ORIGIN!!Hispanic or Latino origin (of any rac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20M</text:p>
          </table:table-cell>
          <table:table-cell office:value-type="string" calcext:value-type="string">
            <text:p>Margin of Error!!Below poverty level!!Population for whom poverty status is determined!!RACE AND HISPANIC OR LATINO ORIGIN!!Hispanic or Latino origin (of any rac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21E</text:p>
          </table:table-cell>
          <table:table-cell office:value-type="string" calcext:value-type="string">
            <text:p>Estimate!!Below poverty level!!Population for whom poverty status is determined!!RACE AND HISPANIC OR LATINO ORIGIN!!White alone, not Hispanic or Lat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21M</text:p>
          </table:table-cell>
          <table:table-cell office:value-type="string" calcext:value-type="string">
            <text:p>Margin of Error!!Below poverty level!!Population for whom poverty status is determined!!RACE AND HISPANIC OR LATINO ORIGIN!!White alone, not Hispanic or Lat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22E</text:p>
          </table:table-cell>
          <table:table-cell office:value-type="string" calcext:value-type="string">
            <text:p>Estimate!!Below poverty level!!Population for whom poverty status is determined!!EDUCATIONAL ATTAINMENT!!Population 25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22M</text:p>
          </table:table-cell>
          <table:table-cell office:value-type="string" calcext:value-type="string">
            <text:p>Margin of Error!!Below poverty level!!Population for whom poverty status is determined!!EDUCATIONAL ATTAINMENT!!Population 25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23E</text:p>
          </table:table-cell>
          <table:table-cell office:value-type="string" calcext:value-type="string">
            <text:p>Estimate!!Below poverty level!!Population for whom poverty status is determined!!EDUCATIONAL ATTAINMENT!!Population 25 years and over!!Less than high school gradu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23M</text:p>
          </table:table-cell>
          <table:table-cell office:value-type="string" calcext:value-type="string">
            <text:p>Margin of Error!!Below poverty level!!Population for whom poverty status is determined!!EDUCATIONAL ATTAINMENT!!Population 25 years and over!!Less than high school gradu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24E</text:p>
          </table:table-cell>
          <table:table-cell office:value-type="string" calcext:value-type="string">
            <text:p>Estimate!!Below poverty level!!Population for whom poverty status is determined!!EDUCATIONAL ATTAINMENT!!Population 25 years and over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24M</text:p>
          </table:table-cell>
          <table:table-cell office:value-type="string" calcext:value-type="string">
            <text:p>Margin of Error!!Below poverty level!!Population for whom poverty status is determined!!EDUCATIONAL ATTAINMENT!!Population 25 years and over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25E</text:p>
          </table:table-cell>
          <table:table-cell office:value-type="string" calcext:value-type="string">
            <text:p>Estimate!!Below poverty level!!Population for whom poverty status is determined!!EDUCATIONAL ATTAINMENT!!Population 25 years and over!!Some college, 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25M</text:p>
          </table:table-cell>
          <table:table-cell office:value-type="string" calcext:value-type="string">
            <text:p>Margin of Error!!Below poverty level!!Population for whom poverty status is determined!!EDUCATIONAL ATTAINMENT!!Population 25 years and over!!Some college, 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26E</text:p>
          </table:table-cell>
          <table:table-cell office:value-type="string" calcext:value-type="string">
            <text:p>Estimate!!Below poverty level!!Population for whom poverty status is determined!!EDUCATIONAL ATTAINMENT!!Population 25 years and over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26M</text:p>
          </table:table-cell>
          <table:table-cell office:value-type="string" calcext:value-type="string">
            <text:p>Margin of Error!!Below poverty level!!Population for whom poverty status is determined!!EDUCATIONAL ATTAINMENT!!Population 25 years and over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27E</text:p>
          </table:table-cell>
          <table:table-cell office:value-type="string" calcext:value-type="string">
            <text:p>Estimate!!Below poverty level!!Population for whom poverty status is determined!!EMPLOYMENT STATUS!!Civilian labor force 16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27M</text:p>
          </table:table-cell>
          <table:table-cell office:value-type="string" calcext:value-type="string">
            <text:p>Margin of Error!!Below poverty level!!Population for whom poverty status is determined!!EMPLOYMENT STATUS!!Civilian labor force 16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28E</text:p>
          </table:table-cell>
          <table:table-cell office:value-type="string" calcext:value-type="string">
            <text:p>Estimate!!Below poverty level!!Population for whom poverty status is determined!!EMPLOYMENT STATUS!!Civilian labor force 16 years and over!!Employ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28M</text:p>
          </table:table-cell>
          <table:table-cell office:value-type="string" calcext:value-type="string">
            <text:p>Margin of Error!!Below poverty level!!Population for whom poverty status is determined!!EMPLOYMENT STATUS!!Civilian labor force 16 years and over!!Employ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29E</text:p>
          </table:table-cell>
          <table:table-cell office:value-type="string" calcext:value-type="string">
            <text:p>Estimate!!Below poverty level!!Population for whom poverty status is determined!!EMPLOYMENT STATUS!!Civilian labor force 16 years and over!!Employed!!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29M</text:p>
          </table:table-cell>
          <table:table-cell office:value-type="string" calcext:value-type="string">
            <text:p>Margin of Error!!Below poverty level!!Population for whom poverty status is determined!!EMPLOYMENT STATUS!!Civilian labor force 16 years and over!!Employed!!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30E</text:p>
          </table:table-cell>
          <table:table-cell office:value-type="string" calcext:value-type="string">
            <text:p>Estimate!!Below poverty level!!Population for whom poverty status is determined!!EMPLOYMENT STATUS!!Civilian labor force 16 years and over!!Employed!!Fe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30M</text:p>
          </table:table-cell>
          <table:table-cell office:value-type="string" calcext:value-type="string">
            <text:p>Margin of Error!!Below poverty level!!Population for whom poverty status is determined!!EMPLOYMENT STATUS!!Civilian labor force 16 years and over!!Employed!!Fe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31E</text:p>
          </table:table-cell>
          <table:table-cell office:value-type="string" calcext:value-type="string">
            <text:p>Estimate!!Below poverty level!!Population for whom poverty status is determined!!EMPLOYMENT STATUS!!Civilian labor force 16 years and over!!Unemploy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31M</text:p>
          </table:table-cell>
          <table:table-cell office:value-type="string" calcext:value-type="string">
            <text:p>Margin of Error!!Below poverty level!!Population for whom poverty status is determined!!EMPLOYMENT STATUS!!Civilian labor force 16 years and over!!Unemploy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32E</text:p>
          </table:table-cell>
          <table:table-cell office:value-type="string" calcext:value-type="string">
            <text:p>Estimate!!Below poverty level!!Population for whom poverty status is determined!!EMPLOYMENT STATUS!!Civilian labor force 16 years and over!!Unemployed!!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32M</text:p>
          </table:table-cell>
          <table:table-cell office:value-type="string" calcext:value-type="string">
            <text:p>Margin of Error!!Below poverty level!!Population for whom poverty status is determined!!EMPLOYMENT STATUS!!Civilian labor force 16 years and over!!Unemployed!!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33E</text:p>
          </table:table-cell>
          <table:table-cell office:value-type="string" calcext:value-type="string">
            <text:p>Estimate!!Below poverty level!!Population for whom poverty status is determined!!EMPLOYMENT STATUS!!Civilian labor force 16 years and over!!Unemployed!!Fe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33M</text:p>
          </table:table-cell>
          <table:table-cell office:value-type="string" calcext:value-type="string">
            <text:p>Margin of Error!!Below poverty level!!Population for whom poverty status is determined!!EMPLOYMENT STATUS!!Civilian labor force 16 years and over!!Unemployed!!Fe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34E</text:p>
          </table:table-cell>
          <table:table-cell office:value-type="string" calcext:value-type="string">
            <text:p>Estimate!!Below poverty level!!Population for whom poverty status is determined!!WORK EXPERIENCE!!Population 16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34M</text:p>
          </table:table-cell>
          <table:table-cell office:value-type="string" calcext:value-type="string">
            <text:p>Margin of Error!!Below poverty level!!Population for whom poverty status is determined!!WORK EXPERIENCE!!Population 16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35E</text:p>
          </table:table-cell>
          <table:table-cell office:value-type="string" calcext:value-type="string">
            <text:p>Estimate!!Below poverty level!!Population for whom poverty status is determined!!WORK EXPERIENCE!!Population 16 years and over!!Worked full-time, year-round in the past 12 mon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35M</text:p>
          </table:table-cell>
          <table:table-cell office:value-type="string" calcext:value-type="string">
            <text:p>Margin of Error!!Below poverty level!!Population for whom poverty status is determined!!WORK EXPERIENCE!!Population 16 years and over!!Worked full-time, year-round in the past 12 mon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36E</text:p>
          </table:table-cell>
          <table:table-cell office:value-type="string" calcext:value-type="string">
            <text:p>Estimate!!Below poverty level!!Population for whom poverty status is determined!!WORK EXPERIENCE!!Population 16 years and over!!Worked part-time or part-year in the past 12 mon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36M</text:p>
          </table:table-cell>
          <table:table-cell office:value-type="string" calcext:value-type="string">
            <text:p>Margin of Error!!Below poverty level!!Population for whom poverty status is determined!!WORK EXPERIENCE!!Population 16 years and over!!Worked part-time or part-year in the past 12 mon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37E</text:p>
          </table:table-cell>
          <table:table-cell office:value-type="string" calcext:value-type="string">
            <text:p>Estimate!!Below poverty level!!Population for whom poverty status is determined!!WORK EXPERIENCE!!Population 16 years and over!!Did not wo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37M</text:p>
          </table:table-cell>
          <table:table-cell office:value-type="string" calcext:value-type="string">
            <text:p>Margin of Error!!Below poverty level!!Population for whom poverty status is determined!!WORK EXPERIENCE!!Population 16 years and over!!Did not wo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38E</text:p>
          </table:table-cell>
          <table:table-cell office:value-type="string" calcext:value-type="string">
            <text:p>Estimate!!Below poverty level!!Population for whom poverty status is determined!!ALL INDIVIDUALS WITH INCOME BELOW THE FOLLOWING POVERTY RATIOS!!50 percent of poverty 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38M</text:p>
          </table:table-cell>
          <table:table-cell office:value-type="string" calcext:value-type="string">
            <text:p>Margin of Error!!Below poverty level!!Population for whom poverty status is determined!!ALL INDIVIDUALS WITH INCOME BELOW THE FOLLOWING POVERTY RATIOS!!50 percent of poverty 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39E</text:p>
          </table:table-cell>
          <table:table-cell office:value-type="string" calcext:value-type="string">
            <text:p>Estimate!!Below poverty level!!Population for whom poverty status is determined!!ALL INDIVIDUALS WITH INCOME BELOW THE FOLLOWING POVERTY RATIOS!!125 percent of poverty 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39M</text:p>
          </table:table-cell>
          <table:table-cell office:value-type="string" calcext:value-type="string">
            <text:p>Margin of Error!!Below poverty level!!Population for whom poverty status is determined!!ALL INDIVIDUALS WITH INCOME BELOW THE FOLLOWING POVERTY RATIOS!!125 percent of poverty 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40E</text:p>
          </table:table-cell>
          <table:table-cell office:value-type="string" calcext:value-type="string">
            <text:p>Estimate!!Below poverty level!!Population for whom poverty status is determined!!ALL INDIVIDUALS WITH INCOME BELOW THE FOLLOWING POVERTY RATIOS!!150 percent of poverty 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40M</text:p>
          </table:table-cell>
          <table:table-cell office:value-type="string" calcext:value-type="string">
            <text:p>Margin of Error!!Below poverty level!!Population for whom poverty status is determined!!ALL INDIVIDUALS WITH INCOME BELOW THE FOLLOWING POVERTY RATIOS!!150 percent of poverty 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41E</text:p>
          </table:table-cell>
          <table:table-cell office:value-type="string" calcext:value-type="string">
            <text:p>Estimate!!Below poverty level!!Population for whom poverty status is determined!!ALL INDIVIDUALS WITH INCOME BELOW THE FOLLOWING POVERTY RATIOS!!185 percent of poverty 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41M</text:p>
          </table:table-cell>
          <table:table-cell office:value-type="string" calcext:value-type="string">
            <text:p>Margin of Error!!Below poverty level!!Population for whom poverty status is determined!!ALL INDIVIDUALS WITH INCOME BELOW THE FOLLOWING POVERTY RATIOS!!185 percent of poverty 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42E</text:p>
          </table:table-cell>
          <table:table-cell office:value-type="string" calcext:value-type="string">
            <text:p>Estimate!!Below poverty level!!Population for whom poverty status is determined!!ALL INDIVIDUALS WITH INCOME BELOW THE FOLLOWING POVERTY RATIOS!!200 percent of poverty 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42M</text:p>
          </table:table-cell>
          <table:table-cell office:value-type="string" calcext:value-type="string">
            <text:p>Margin of Error!!Below poverty level!!Population for whom poverty status is determined!!ALL INDIVIDUALS WITH INCOME BELOW THE FOLLOWING POVERTY RATIOS!!200 percent of poverty 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43E</text:p>
          </table:table-cell>
          <table:table-cell office:value-type="string" calcext:value-type="string">
            <text:p>Estimate!!Below poverty level!!Population for whom poverty status is determined!!ALL INDIVIDUALS WITH INCOME BELOW THE FOLLOWING POVERTY RATIOS!!300 percent of poverty 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43M</text:p>
          </table:table-cell>
          <table:table-cell office:value-type="string" calcext:value-type="string">
            <text:p>Margin of Error!!Below poverty level!!Population for whom poverty status is determined!!ALL INDIVIDUALS WITH INCOME BELOW THE FOLLOWING POVERTY RATIOS!!300 percent of poverty 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44E</text:p>
          </table:table-cell>
          <table:table-cell office:value-type="string" calcext:value-type="string">
            <text:p>Estimate!!Below poverty level!!Population for whom poverty status is determined!!ALL INDIVIDUALS WITH INCOME BELOW THE FOLLOWING POVERTY RATIOS!!400 percent of poverty 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44M</text:p>
          </table:table-cell>
          <table:table-cell office:value-type="string" calcext:value-type="string">
            <text:p>Margin of Error!!Below poverty level!!Population for whom poverty status is determined!!ALL INDIVIDUALS WITH INCOME BELOW THE FOLLOWING POVERTY RATIOS!!400 percent of poverty 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45E</text:p>
          </table:table-cell>
          <table:table-cell office:value-type="string" calcext:value-type="string">
            <text:p>Estimate!!Below poverty level!!Population for whom poverty status is determined!!ALL INDIVIDUALS WITH INCOME BELOW THE FOLLOWING POVERTY RATIOS!!500 percent of poverty 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45M</text:p>
          </table:table-cell>
          <table:table-cell office:value-type="string" calcext:value-type="string">
            <text:p>Margin of Error!!Below poverty level!!Population for whom poverty status is determined!!ALL INDIVIDUALS WITH INCOME BELOW THE FOLLOWING POVERTY RATIOS!!500 percent of poverty 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46E</text:p>
          </table:table-cell>
          <table:table-cell office:value-type="string" calcext:value-type="string">
            <text:p>Estimate!!Below poverty level!!UNRELATED INDIVIDUALS FOR WHOM POVERTY STATUS IS DETERM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46M</text:p>
          </table:table-cell>
          <table:table-cell office:value-type="string" calcext:value-type="string">
            <text:p>Margin of Error!!Below poverty level!!UNRELATED INDIVIDUALS FOR WHOM POVERTY STATUS IS DETERM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47E</text:p>
          </table:table-cell>
          <table:table-cell office:value-type="string" calcext:value-type="string">
            <text:p>Estimate!!Below poverty level!!UNRELATED INDIVIDUALS FOR WHOM POVERTY STATUS IS DETERMINED!!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47M</text:p>
          </table:table-cell>
          <table:table-cell office:value-type="string" calcext:value-type="string">
            <text:p>Margin of Error!!Below poverty level!!UNRELATED INDIVIDUALS FOR WHOM POVERTY STATUS IS DETERMINED!!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48E</text:p>
          </table:table-cell>
          <table:table-cell office:value-type="string" calcext:value-type="string">
            <text:p>Estimate!!Below poverty level!!UNRELATED INDIVIDUALS FOR WHOM POVERTY STATUS IS DETERMINED!!Fe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48M</text:p>
          </table:table-cell>
          <table:table-cell office:value-type="string" calcext:value-type="string">
            <text:p>Margin of Error!!Below poverty level!!UNRELATED INDIVIDUALS FOR WHOM POVERTY STATUS IS DETERMINED!!Fe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49E</text:p>
          </table:table-cell>
          <table:table-cell office:value-type="string" calcext:value-type="string">
            <text:p>Estimate!!Below poverty level!!UNRELATED INDIVIDUALS FOR WHOM POVERTY STATUS IS DETERMINED!!15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49M</text:p>
          </table:table-cell>
          <table:table-cell office:value-type="string" calcext:value-type="string">
            <text:p>Margin of Error!!Below poverty level!!UNRELATED INDIVIDUALS FOR WHOM POVERTY STATUS IS DETERMINED!!15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50E</text:p>
          </table:table-cell>
          <table:table-cell office:value-type="string" calcext:value-type="string">
            <text:p>Estimate!!Below poverty level!!UNRELATED INDIVIDUALS FOR WHOM POVERTY STATUS IS DETERMINED!!16 to 17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50M</text:p>
          </table:table-cell>
          <table:table-cell office:value-type="string" calcext:value-type="string">
            <text:p>Margin of Error!!Below poverty level!!UNRELATED INDIVIDUALS FOR WHOM POVERTY STATUS IS DETERMINED!!16 to 17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51E</text:p>
          </table:table-cell>
          <table:table-cell office:value-type="string" calcext:value-type="string">
            <text:p>Estimate!!Below poverty level!!UNRELATED INDIVIDUALS FOR WHOM POVERTY STATUS IS DETERMINED!!18 to 2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51M</text:p>
          </table:table-cell>
          <table:table-cell office:value-type="string" calcext:value-type="string">
            <text:p>Margin of Error!!Below poverty level!!UNRELATED INDIVIDUALS FOR WHOM POVERTY STATUS IS DETERMINED!!18 to 2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52E</text:p>
          </table:table-cell>
          <table:table-cell office:value-type="string" calcext:value-type="string">
            <text:p>Estimate!!Below poverty level!!UNRELATED INDIVIDUALS FOR WHOM POVERTY STATUS IS DETERMINED!!25 to 3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52M</text:p>
          </table:table-cell>
          <table:table-cell office:value-type="string" calcext:value-type="string">
            <text:p>Margin of Error!!Below poverty level!!UNRELATED INDIVIDUALS FOR WHOM POVERTY STATUS IS DETERMINED!!25 to 3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53E</text:p>
          </table:table-cell>
          <table:table-cell office:value-type="string" calcext:value-type="string">
            <text:p>Estimate!!Below poverty level!!UNRELATED INDIVIDUALS FOR WHOM POVERTY STATUS IS DETERMINED!!35 to 4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53M</text:p>
          </table:table-cell>
          <table:table-cell office:value-type="string" calcext:value-type="string">
            <text:p>Margin of Error!!Below poverty level!!UNRELATED INDIVIDUALS FOR WHOM POVERTY STATUS IS DETERMINED!!35 to 4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54E</text:p>
          </table:table-cell>
          <table:table-cell office:value-type="string" calcext:value-type="string">
            <text:p>Estimate!!Below poverty level!!UNRELATED INDIVIDUALS FOR WHOM POVERTY STATUS IS DETERMINED!!45 to 5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54M</text:p>
          </table:table-cell>
          <table:table-cell office:value-type="string" calcext:value-type="string">
            <text:p>Margin of Error!!Below poverty level!!UNRELATED INDIVIDUALS FOR WHOM POVERTY STATUS IS DETERMINED!!45 to 5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55E</text:p>
          </table:table-cell>
          <table:table-cell office:value-type="string" calcext:value-type="string">
            <text:p>Estimate!!Below poverty level!!UNRELATED INDIVIDUALS FOR WHOM POVERTY STATUS IS DETERMINED!!55 to 6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55M</text:p>
          </table:table-cell>
          <table:table-cell office:value-type="string" calcext:value-type="string">
            <text:p>Margin of Error!!Below poverty level!!UNRELATED INDIVIDUALS FOR WHOM POVERTY STATUS IS DETERMINED!!55 to 6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56E</text:p>
          </table:table-cell>
          <table:table-cell office:value-type="string" calcext:value-type="string">
            <text:p>Estimate!!Below poverty level!!UNRELATED INDIVIDUALS FOR WHOM POVERTY STATUS IS DETERMINED!!65 to 7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56M</text:p>
          </table:table-cell>
          <table:table-cell office:value-type="string" calcext:value-type="string">
            <text:p>Margin of Error!!Below poverty level!!UNRELATED INDIVIDUALS FOR WHOM POVERTY STATUS IS DETERMINED!!65 to 7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57E</text:p>
          </table:table-cell>
          <table:table-cell office:value-type="string" calcext:value-type="string">
            <text:p>Estimate!!Below poverty level!!UNRELATED INDIVIDUALS FOR WHOM POVERTY STATUS IS DETERMINED!!75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57M</text:p>
          </table:table-cell>
          <table:table-cell office:value-type="string" calcext:value-type="string">
            <text:p>Margin of Error!!Below poverty level!!UNRELATED INDIVIDUALS FOR WHOM POVERTY STATUS IS DETERMINED!!75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58E</text:p>
          </table:table-cell>
          <table:table-cell office:value-type="string" calcext:value-type="string">
            <text:p>Estimate!!Below poverty level!!UNRELATED INDIVIDUALS FOR WHOM POVERTY STATUS IS DETERMINED!!Mean income deficit for unrelated individuals (dollar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58M</text:p>
          </table:table-cell>
          <table:table-cell office:value-type="string" calcext:value-type="string">
            <text:p>Margin of Error!!Below poverty level!!UNRELATED INDIVIDUALS FOR WHOM POVERTY STATUS IS DETERMINED!!Mean income deficit for unrelated individuals (dollar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59E</text:p>
          </table:table-cell>
          <table:table-cell office:value-type="string" calcext:value-type="string">
            <text:p>Estimate!!Below poverty level!!UNRELATED INDIVIDUALS FOR WHOM POVERTY STATUS IS DETERMINED!!Worked full-time, year-round in the past 12 mon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59M</text:p>
          </table:table-cell>
          <table:table-cell office:value-type="string" calcext:value-type="string">
            <text:p>Margin of Error!!Below poverty level!!UNRELATED INDIVIDUALS FOR WHOM POVERTY STATUS IS DETERMINED!!Worked full-time, year-round in the past 12 mon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60E</text:p>
          </table:table-cell>
          <table:table-cell office:value-type="string" calcext:value-type="string">
            <text:p>Estimate!!Below poverty level!!UNRELATED INDIVIDUALS FOR WHOM POVERTY STATUS IS DETERMINED!!Worked less than full-time, year-round in the past 12 mon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60M</text:p>
          </table:table-cell>
          <table:table-cell office:value-type="string" calcext:value-type="string">
            <text:p>Margin of Error!!Below poverty level!!UNRELATED INDIVIDUALS FOR WHOM POVERTY STATUS IS DETERMINED!!Worked less than full-time, year-round in the past 12 mon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61E</text:p>
          </table:table-cell>
          <table:table-cell office:value-type="string" calcext:value-type="string">
            <text:p>Estimate!!Below poverty level!!UNRELATED INDIVIDUALS FOR WHOM POVERTY STATUS IS DETERMINED!!Did not wo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2_061M</text:p>
          </table:table-cell>
          <table:table-cell office:value-type="string" calcext:value-type="string">
            <text:p>Margin of Error!!Below poverty level!!UNRELATED INDIVIDUALS FOR WHOM POVERTY STATUS IS DETERMINED!!Did not work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1701_C03_001E</text:p>
          </table:table-cell>
          <table:table-cell table:style-name="ce1" office:value-type="string" calcext:value-type="string">
            <text:p>Estimate!!Percent below poverty level!!Population for whom poverty status is determined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1701_C03_001M</text:p>
          </table:table-cell>
          <table:table-cell office:value-type="string" calcext:value-type="string">
            <text:p>Margin of Error!!Percent below poverty level!!Population for whom poverty status is determ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02E</text:p>
          </table:table-cell>
          <table:table-cell office:value-type="string" calcext:value-type="string">
            <text:p>Estimate!!Percent below poverty level!!Population for whom poverty status is determined!!AGE!!Under 18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02M</text:p>
          </table:table-cell>
          <table:table-cell office:value-type="string" calcext:value-type="string">
            <text:p>Margin of Error!!Percent below poverty level!!Population for whom poverty status is determined!!AGE!!Under 18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03E</text:p>
          </table:table-cell>
          <table:table-cell office:value-type="string" calcext:value-type="string">
            <text:p>Estimate!!Percent below poverty level!!Population for whom poverty status is determined!!AGE!!Under 18 years!!Under 5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03M</text:p>
          </table:table-cell>
          <table:table-cell office:value-type="string" calcext:value-type="string">
            <text:p>Margin of Error!!Percent below poverty level!!Population for whom poverty status is determined!!AGE!!Under 18 years!!Under 5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04E</text:p>
          </table:table-cell>
          <table:table-cell office:value-type="string" calcext:value-type="string">
            <text:p>Estimate!!Percent below poverty level!!Population for whom poverty status is determined!!AGE!!Under 18 years!!5 to 17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04M</text:p>
          </table:table-cell>
          <table:table-cell office:value-type="string" calcext:value-type="string">
            <text:p>Margin of Error!!Percent below poverty level!!Population for whom poverty status is determined!!AGE!!Under 18 years!!5 to 17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05E</text:p>
          </table:table-cell>
          <table:table-cell office:value-type="string" calcext:value-type="string">
            <text:p>Estimate!!Percent below poverty level!!Population for whom poverty status is determined!!AGE!!Under 18 years!!Related children of householder under 18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05M</text:p>
          </table:table-cell>
          <table:table-cell office:value-type="string" calcext:value-type="string">
            <text:p>Margin of Error!!Percent below poverty level!!Population for whom poverty status is determined!!AGE!!Under 18 years!!Related children of householder under 18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06E</text:p>
          </table:table-cell>
          <table:table-cell office:value-type="string" calcext:value-type="string">
            <text:p>Estimate!!Percent below poverty level!!Population for whom poverty status is determined!!AGE!!18 to 6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06M</text:p>
          </table:table-cell>
          <table:table-cell office:value-type="string" calcext:value-type="string">
            <text:p>Margin of Error!!Percent below poverty level!!Population for whom poverty status is determined!!AGE!!18 to 6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07E</text:p>
          </table:table-cell>
          <table:table-cell office:value-type="string" calcext:value-type="string">
            <text:p>Estimate!!Percent below poverty level!!Population for whom poverty status is determined!!AGE!!18 to 64 years!!18 to 3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07M</text:p>
          </table:table-cell>
          <table:table-cell office:value-type="string" calcext:value-type="string">
            <text:p>Margin of Error!!Percent below poverty level!!Population for whom poverty status is determined!!AGE!!18 to 64 years!!18 to 3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08E</text:p>
          </table:table-cell>
          <table:table-cell office:value-type="string" calcext:value-type="string">
            <text:p>Estimate!!Percent below poverty level!!Population for whom poverty status is determined!!AGE!!18 to 64 years!!35 to 6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08M</text:p>
          </table:table-cell>
          <table:table-cell office:value-type="string" calcext:value-type="string">
            <text:p>Margin of Error!!Percent below poverty level!!Population for whom poverty status is determined!!AGE!!18 to 64 years!!35 to 6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09E</text:p>
          </table:table-cell>
          <table:table-cell office:value-type="string" calcext:value-type="string">
            <text:p>Estimate!!Percent below poverty level!!Population for whom poverty status is determined!!AGE!!60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09M</text:p>
          </table:table-cell>
          <table:table-cell office:value-type="string" calcext:value-type="string">
            <text:p>Margin of Error!!Percent below poverty level!!Population for whom poverty status is determined!!AGE!!60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10E</text:p>
          </table:table-cell>
          <table:table-cell office:value-type="string" calcext:value-type="string">
            <text:p>Estimate!!Percent below poverty level!!Population for whom poverty status is determined!!AGE!!65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10M</text:p>
          </table:table-cell>
          <table:table-cell office:value-type="string" calcext:value-type="string">
            <text:p>Margin of Error!!Percent below poverty level!!Population for whom poverty status is determined!!AGE!!65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11E</text:p>
          </table:table-cell>
          <table:table-cell office:value-type="string" calcext:value-type="string">
            <text:p>Estimate!!Percent below poverty level!!Population for whom poverty status is determined!!SEX!!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11M</text:p>
          </table:table-cell>
          <table:table-cell office:value-type="string" calcext:value-type="string">
            <text:p>Margin of Error!!Percent below poverty level!!Population for whom poverty status is determined!!SEX!!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12E</text:p>
          </table:table-cell>
          <table:table-cell office:value-type="string" calcext:value-type="string">
            <text:p>Estimate!!Percent below poverty level!!Population for whom poverty status is determined!!SEX!!Fe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12M</text:p>
          </table:table-cell>
          <table:table-cell office:value-type="string" calcext:value-type="string">
            <text:p>Margin of Error!!Percent below poverty level!!Population for whom poverty status is determined!!SEX!!Fe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13E</text:p>
          </table:table-cell>
          <table:table-cell office:value-type="string" calcext:value-type="string">
            <text:p>Estimate!!Percent below poverty level!!Population for whom poverty status is determined!!RACE AND HISPANIC OR LATINO ORIGIN!!Whit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13M</text:p>
          </table:table-cell>
          <table:table-cell office:value-type="string" calcext:value-type="string">
            <text:p>Margin of Error!!Percent below poverty level!!Population for whom poverty status is determined!!RACE AND HISPANIC OR LATINO ORIGIN!!Whit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14E</text:p>
          </table:table-cell>
          <table:table-cell office:value-type="string" calcext:value-type="string">
            <text:p>Estimate!!Percent below poverty level!!Population for whom poverty status is determined!!RACE AND HISPANIC OR LATINO ORIGIN!!Black or African American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14M</text:p>
          </table:table-cell>
          <table:table-cell office:value-type="string" calcext:value-type="string">
            <text:p>Margin of Error!!Percent below poverty level!!Population for whom poverty status is determined!!RACE AND HISPANIC OR LATINO ORIGIN!!Black or African American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15E</text:p>
          </table:table-cell>
          <table:table-cell office:value-type="string" calcext:value-type="string">
            <text:p>Estimate!!Percent below poverty level!!Population for whom poverty status is determined!!RACE AND HISPANIC OR LATINO ORIGIN!!American Indian and Alaska Nativ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15M</text:p>
          </table:table-cell>
          <table:table-cell office:value-type="string" calcext:value-type="string">
            <text:p>Margin of Error!!Percent below poverty level!!Population for whom poverty status is determined!!RACE AND HISPANIC OR LATINO ORIGIN!!American Indian and Alaska Nativ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16E</text:p>
          </table:table-cell>
          <table:table-cell office:value-type="string" calcext:value-type="string">
            <text:p>Estimate!!Percent below poverty level!!Population for whom poverty status is determined!!RACE AND HISPANIC OR LATINO ORIGIN!!Asian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16M</text:p>
          </table:table-cell>
          <table:table-cell office:value-type="string" calcext:value-type="string">
            <text:p>Margin of Error!!Percent below poverty level!!Population for whom poverty status is determined!!RACE AND HISPANIC OR LATINO ORIGIN!!Asian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17E</text:p>
          </table:table-cell>
          <table:table-cell office:value-type="string" calcext:value-type="string">
            <text:p>Estimate!!Percent below poverty level!!Population for whom poverty status is determined!!RACE AND HISPANIC OR LATINO ORIGIN!!Native Hawaiian and Other Pacific Islander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17M</text:p>
          </table:table-cell>
          <table:table-cell office:value-type="string" calcext:value-type="string">
            <text:p>Margin of Error!!Percent below poverty level!!Population for whom poverty status is determined!!RACE AND HISPANIC OR LATINO ORIGIN!!Native Hawaiian and Other Pacific Islander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18E</text:p>
          </table:table-cell>
          <table:table-cell office:value-type="string" calcext:value-type="string">
            <text:p>Estimate!!Percent below poverty level!!Population for whom poverty status is determined!!RACE AND HISPANIC OR LATINO ORIGIN!!Some other rac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18M</text:p>
          </table:table-cell>
          <table:table-cell office:value-type="string" calcext:value-type="string">
            <text:p>Margin of Error!!Percent below poverty level!!Population for whom poverty status is determined!!RACE AND HISPANIC OR LATINO ORIGIN!!Some other rac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19E</text:p>
          </table:table-cell>
          <table:table-cell office:value-type="string" calcext:value-type="string">
            <text:p>Estimate!!Percent below poverty level!!Population for whom poverty status is determined!!RACE AND HISPANIC OR LATINO ORIGIN!!Two or more ra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19M</text:p>
          </table:table-cell>
          <table:table-cell office:value-type="string" calcext:value-type="string">
            <text:p>Margin of Error!!Percent below poverty level!!Population for whom poverty status is determined!!RACE AND HISPANIC OR LATINO ORIGIN!!Two or more ra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20E</text:p>
          </table:table-cell>
          <table:table-cell office:value-type="string" calcext:value-type="string">
            <text:p>Estimate!!Percent below poverty level!!Population for whom poverty status is determined!!RACE AND HISPANIC OR LATINO ORIGIN!!Hispanic or Latino origin (of any rac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20M</text:p>
          </table:table-cell>
          <table:table-cell office:value-type="string" calcext:value-type="string">
            <text:p>Margin of Error!!Percent below poverty level!!Population for whom poverty status is determined!!RACE AND HISPANIC OR LATINO ORIGIN!!Hispanic or Latino origin (of any rac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21E</text:p>
          </table:table-cell>
          <table:table-cell office:value-type="string" calcext:value-type="string">
            <text:p>Estimate!!Percent below poverty level!!Population for whom poverty status is determined!!RACE AND HISPANIC OR LATINO ORIGIN!!White alone, not Hispanic or Lat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21M</text:p>
          </table:table-cell>
          <table:table-cell office:value-type="string" calcext:value-type="string">
            <text:p>Margin of Error!!Percent below poverty level!!Population for whom poverty status is determined!!RACE AND HISPANIC OR LATINO ORIGIN!!White alone, not Hispanic or Lat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22E</text:p>
          </table:table-cell>
          <table:table-cell office:value-type="string" calcext:value-type="string">
            <text:p>Estimate!!Percent below poverty level!!Population for whom poverty status is determined!!EDUCATIONAL ATTAINMENT!!Population 25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22M</text:p>
          </table:table-cell>
          <table:table-cell office:value-type="string" calcext:value-type="string">
            <text:p>Margin of Error!!Percent below poverty level!!Population for whom poverty status is determined!!EDUCATIONAL ATTAINMENT!!Population 25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23E</text:p>
          </table:table-cell>
          <table:table-cell office:value-type="string" calcext:value-type="string">
            <text:p>Estimate!!Percent below poverty level!!Population for whom poverty status is determined!!EDUCATIONAL ATTAINMENT!!Population 25 years and over!!Less than high school gradu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23M</text:p>
          </table:table-cell>
          <table:table-cell office:value-type="string" calcext:value-type="string">
            <text:p>Margin of Error!!Percent below poverty level!!Population for whom poverty status is determined!!EDUCATIONAL ATTAINMENT!!Population 25 years and over!!Less than high school gradu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24E</text:p>
          </table:table-cell>
          <table:table-cell office:value-type="string" calcext:value-type="string">
            <text:p>Estimate!!Percent below poverty level!!Population for whom poverty status is determined!!EDUCATIONAL ATTAINMENT!!Population 25 years and over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24M</text:p>
          </table:table-cell>
          <table:table-cell office:value-type="string" calcext:value-type="string">
            <text:p>Margin of Error!!Percent below poverty level!!Population for whom poverty status is determined!!EDUCATIONAL ATTAINMENT!!Population 25 years and over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25E</text:p>
          </table:table-cell>
          <table:table-cell office:value-type="string" calcext:value-type="string">
            <text:p>Estimate!!Percent below poverty level!!Population for whom poverty status is determined!!EDUCATIONAL ATTAINMENT!!Population 25 years and over!!Some college, 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25M</text:p>
          </table:table-cell>
          <table:table-cell office:value-type="string" calcext:value-type="string">
            <text:p>Margin of Error!!Percent below poverty level!!Population for whom poverty status is determined!!EDUCATIONAL ATTAINMENT!!Population 25 years and over!!Some college, 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26E</text:p>
          </table:table-cell>
          <table:table-cell office:value-type="string" calcext:value-type="string">
            <text:p>Estimate!!Percent below poverty level!!Population for whom poverty status is determined!!EDUCATIONAL ATTAINMENT!!Population 25 years and over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26M</text:p>
          </table:table-cell>
          <table:table-cell office:value-type="string" calcext:value-type="string">
            <text:p>Margin of Error!!Percent below poverty level!!Population for whom poverty status is determined!!EDUCATIONAL ATTAINMENT!!Population 25 years and over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27E</text:p>
          </table:table-cell>
          <table:table-cell office:value-type="string" calcext:value-type="string">
            <text:p>Estimate!!Percent below poverty level!!Population for whom poverty status is determined!!EMPLOYMENT STATUS!!Civilian labor force 16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27M</text:p>
          </table:table-cell>
          <table:table-cell office:value-type="string" calcext:value-type="string">
            <text:p>Margin of Error!!Percent below poverty level!!Population for whom poverty status is determined!!EMPLOYMENT STATUS!!Civilian labor force 16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28E</text:p>
          </table:table-cell>
          <table:table-cell office:value-type="string" calcext:value-type="string">
            <text:p>Estimate!!Percent below poverty level!!Population for whom poverty status is determined!!EMPLOYMENT STATUS!!Civilian labor force 16 years and over!!Employ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28M</text:p>
          </table:table-cell>
          <table:table-cell office:value-type="string" calcext:value-type="string">
            <text:p>Margin of Error!!Percent below poverty level!!Population for whom poverty status is determined!!EMPLOYMENT STATUS!!Civilian labor force 16 years and over!!Employ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29E</text:p>
          </table:table-cell>
          <table:table-cell office:value-type="string" calcext:value-type="string">
            <text:p>Estimate!!Percent below poverty level!!Population for whom poverty status is determined!!EMPLOYMENT STATUS!!Civilian labor force 16 years and over!!Employed!!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29M</text:p>
          </table:table-cell>
          <table:table-cell office:value-type="string" calcext:value-type="string">
            <text:p>Margin of Error!!Percent below poverty level!!Population for whom poverty status is determined!!EMPLOYMENT STATUS!!Civilian labor force 16 years and over!!Employed!!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30E</text:p>
          </table:table-cell>
          <table:table-cell office:value-type="string" calcext:value-type="string">
            <text:p>Estimate!!Percent below poverty level!!Population for whom poverty status is determined!!EMPLOYMENT STATUS!!Civilian labor force 16 years and over!!Employed!!Fe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30M</text:p>
          </table:table-cell>
          <table:table-cell office:value-type="string" calcext:value-type="string">
            <text:p>Margin of Error!!Percent below poverty level!!Population for whom poverty status is determined!!EMPLOYMENT STATUS!!Civilian labor force 16 years and over!!Employed!!Fe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31E</text:p>
          </table:table-cell>
          <table:table-cell office:value-type="string" calcext:value-type="string">
            <text:p>Estimate!!Percent below poverty level!!Population for whom poverty status is determined!!EMPLOYMENT STATUS!!Civilian labor force 16 years and over!!Unemploy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31M</text:p>
          </table:table-cell>
          <table:table-cell office:value-type="string" calcext:value-type="string">
            <text:p>Margin of Error!!Percent below poverty level!!Population for whom poverty status is determined!!EMPLOYMENT STATUS!!Civilian labor force 16 years and over!!Unemploy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32E</text:p>
          </table:table-cell>
          <table:table-cell office:value-type="string" calcext:value-type="string">
            <text:p>Estimate!!Percent below poverty level!!Population for whom poverty status is determined!!EMPLOYMENT STATUS!!Civilian labor force 16 years and over!!Unemployed!!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32M</text:p>
          </table:table-cell>
          <table:table-cell office:value-type="string" calcext:value-type="string">
            <text:p>Margin of Error!!Percent below poverty level!!Population for whom poverty status is determined!!EMPLOYMENT STATUS!!Civilian labor force 16 years and over!!Unemployed!!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33E</text:p>
          </table:table-cell>
          <table:table-cell office:value-type="string" calcext:value-type="string">
            <text:p>Estimate!!Percent below poverty level!!Population for whom poverty status is determined!!EMPLOYMENT STATUS!!Civilian labor force 16 years and over!!Unemployed!!Fe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33M</text:p>
          </table:table-cell>
          <table:table-cell office:value-type="string" calcext:value-type="string">
            <text:p>Margin of Error!!Percent below poverty level!!Population for whom poverty status is determined!!EMPLOYMENT STATUS!!Civilian labor force 16 years and over!!Unemployed!!Fe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34E</text:p>
          </table:table-cell>
          <table:table-cell office:value-type="string" calcext:value-type="string">
            <text:p>Estimate!!Percent below poverty level!!Population for whom poverty status is determined!!WORK EXPERIENCE!!Population 16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34M</text:p>
          </table:table-cell>
          <table:table-cell office:value-type="string" calcext:value-type="string">
            <text:p>Margin of Error!!Percent below poverty level!!Population for whom poverty status is determined!!WORK EXPERIENCE!!Population 16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35E</text:p>
          </table:table-cell>
          <table:table-cell office:value-type="string" calcext:value-type="string">
            <text:p>Estimate!!Percent below poverty level!!Population for whom poverty status is determined!!WORK EXPERIENCE!!Population 16 years and over!!Worked full-time, year-round in the past 12 mon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35M</text:p>
          </table:table-cell>
          <table:table-cell office:value-type="string" calcext:value-type="string">
            <text:p>Margin of Error!!Percent below poverty level!!Population for whom poverty status is determined!!WORK EXPERIENCE!!Population 16 years and over!!Worked full-time, year-round in the past 12 mon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36E</text:p>
          </table:table-cell>
          <table:table-cell office:value-type="string" calcext:value-type="string">
            <text:p>Estimate!!Percent below poverty level!!Population for whom poverty status is determined!!WORK EXPERIENCE!!Population 16 years and over!!Worked part-time or part-year in the past 12 mon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36M</text:p>
          </table:table-cell>
          <table:table-cell office:value-type="string" calcext:value-type="string">
            <text:p>Margin of Error!!Percent below poverty level!!Population for whom poverty status is determined!!WORK EXPERIENCE!!Population 16 years and over!!Worked part-time or part-year in the past 12 mon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37E</text:p>
          </table:table-cell>
          <table:table-cell office:value-type="string" calcext:value-type="string">
            <text:p>Estimate!!Percent below poverty level!!Population for whom poverty status is determined!!WORK EXPERIENCE!!Population 16 years and over!!Did not wo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37M</text:p>
          </table:table-cell>
          <table:table-cell office:value-type="string" calcext:value-type="string">
            <text:p>Margin of Error!!Percent below poverty level!!Population for whom poverty status is determined!!WORK EXPERIENCE!!Population 16 years and over!!Did not wo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38E</text:p>
          </table:table-cell>
          <table:table-cell office:value-type="string" calcext:value-type="string">
            <text:p>Estimate!!Percent below poverty level!!Population for whom poverty status is determined!!ALL INDIVIDUALS WITH INCOME BELOW THE FOLLOWING POVERTY RATIOS!!50 percent of poverty 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38M</text:p>
          </table:table-cell>
          <table:table-cell office:value-type="string" calcext:value-type="string">
            <text:p>Margin of Error!!Percent below poverty level!!Population for whom poverty status is determined!!ALL INDIVIDUALS WITH INCOME BELOW THE FOLLOWING POVERTY RATIOS!!50 percent of poverty 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39E</text:p>
          </table:table-cell>
          <table:table-cell office:value-type="string" calcext:value-type="string">
            <text:p>Estimate!!Percent below poverty level!!Population for whom poverty status is determined!!ALL INDIVIDUALS WITH INCOME BELOW THE FOLLOWING POVERTY RATIOS!!125 percent of poverty 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39M</text:p>
          </table:table-cell>
          <table:table-cell office:value-type="string" calcext:value-type="string">
            <text:p>Margin of Error!!Percent below poverty level!!Population for whom poverty status is determined!!ALL INDIVIDUALS WITH INCOME BELOW THE FOLLOWING POVERTY RATIOS!!125 percent of poverty 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40E</text:p>
          </table:table-cell>
          <table:table-cell office:value-type="string" calcext:value-type="string">
            <text:p>Estimate!!Percent below poverty level!!Population for whom poverty status is determined!!ALL INDIVIDUALS WITH INCOME BELOW THE FOLLOWING POVERTY RATIOS!!150 percent of poverty 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40M</text:p>
          </table:table-cell>
          <table:table-cell office:value-type="string" calcext:value-type="string">
            <text:p>Margin of Error!!Percent below poverty level!!Population for whom poverty status is determined!!ALL INDIVIDUALS WITH INCOME BELOW THE FOLLOWING POVERTY RATIOS!!150 percent of poverty 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41E</text:p>
          </table:table-cell>
          <table:table-cell office:value-type="string" calcext:value-type="string">
            <text:p>Estimate!!Percent below poverty level!!Population for whom poverty status is determined!!ALL INDIVIDUALS WITH INCOME BELOW THE FOLLOWING POVERTY RATIOS!!185 percent of poverty 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41M</text:p>
          </table:table-cell>
          <table:table-cell office:value-type="string" calcext:value-type="string">
            <text:p>Margin of Error!!Percent below poverty level!!Population for whom poverty status is determined!!ALL INDIVIDUALS WITH INCOME BELOW THE FOLLOWING POVERTY RATIOS!!185 percent of poverty 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42E</text:p>
          </table:table-cell>
          <table:table-cell office:value-type="string" calcext:value-type="string">
            <text:p>Estimate!!Percent below poverty level!!Population for whom poverty status is determined!!ALL INDIVIDUALS WITH INCOME BELOW THE FOLLOWING POVERTY RATIOS!!200 percent of poverty 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42M</text:p>
          </table:table-cell>
          <table:table-cell office:value-type="string" calcext:value-type="string">
            <text:p>Margin of Error!!Percent below poverty level!!Population for whom poverty status is determined!!ALL INDIVIDUALS WITH INCOME BELOW THE FOLLOWING POVERTY RATIOS!!200 percent of poverty 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43E</text:p>
          </table:table-cell>
          <table:table-cell office:value-type="string" calcext:value-type="string">
            <text:p>Estimate!!Percent below poverty level!!Population for whom poverty status is determined!!ALL INDIVIDUALS WITH INCOME BELOW THE FOLLOWING POVERTY RATIOS!!300 percent of poverty 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43M</text:p>
          </table:table-cell>
          <table:table-cell office:value-type="string" calcext:value-type="string">
            <text:p>Margin of Error!!Percent below poverty level!!Population for whom poverty status is determined!!ALL INDIVIDUALS WITH INCOME BELOW THE FOLLOWING POVERTY RATIOS!!300 percent of poverty 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44E</text:p>
          </table:table-cell>
          <table:table-cell office:value-type="string" calcext:value-type="string">
            <text:p>Estimate!!Percent below poverty level!!Population for whom poverty status is determined!!ALL INDIVIDUALS WITH INCOME BELOW THE FOLLOWING POVERTY RATIOS!!400 percent of poverty 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44M</text:p>
          </table:table-cell>
          <table:table-cell office:value-type="string" calcext:value-type="string">
            <text:p>Margin of Error!!Percent below poverty level!!Population for whom poverty status is determined!!ALL INDIVIDUALS WITH INCOME BELOW THE FOLLOWING POVERTY RATIOS!!400 percent of poverty 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45E</text:p>
          </table:table-cell>
          <table:table-cell office:value-type="string" calcext:value-type="string">
            <text:p>Estimate!!Percent below poverty level!!Population for whom poverty status is determined!!ALL INDIVIDUALS WITH INCOME BELOW THE FOLLOWING POVERTY RATIOS!!500 percent of poverty 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45M</text:p>
          </table:table-cell>
          <table:table-cell office:value-type="string" calcext:value-type="string">
            <text:p>Margin of Error!!Percent below poverty level!!Population for whom poverty status is determined!!ALL INDIVIDUALS WITH INCOME BELOW THE FOLLOWING POVERTY RATIOS!!500 percent of poverty 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46E</text:p>
          </table:table-cell>
          <table:table-cell office:value-type="string" calcext:value-type="string">
            <text:p>Estimate!!Percent below poverty level!!UNRELATED INDIVIDUALS FOR WHOM POVERTY STATUS IS DETERM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46M</text:p>
          </table:table-cell>
          <table:table-cell office:value-type="string" calcext:value-type="string">
            <text:p>Margin of Error!!Percent below poverty level!!UNRELATED INDIVIDUALS FOR WHOM POVERTY STATUS IS DETERM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47E</text:p>
          </table:table-cell>
          <table:table-cell office:value-type="string" calcext:value-type="string">
            <text:p>Estimate!!Percent below poverty level!!UNRELATED INDIVIDUALS FOR WHOM POVERTY STATUS IS DETERMINED!!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47M</text:p>
          </table:table-cell>
          <table:table-cell office:value-type="string" calcext:value-type="string">
            <text:p>Margin of Error!!Percent below poverty level!!UNRELATED INDIVIDUALS FOR WHOM POVERTY STATUS IS DETERMINED!!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48E</text:p>
          </table:table-cell>
          <table:table-cell office:value-type="string" calcext:value-type="string">
            <text:p>Estimate!!Percent below poverty level!!UNRELATED INDIVIDUALS FOR WHOM POVERTY STATUS IS DETERMINED!!Fe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48M</text:p>
          </table:table-cell>
          <table:table-cell office:value-type="string" calcext:value-type="string">
            <text:p>Margin of Error!!Percent below poverty level!!UNRELATED INDIVIDUALS FOR WHOM POVERTY STATUS IS DETERMINED!!Fe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49E</text:p>
          </table:table-cell>
          <table:table-cell office:value-type="string" calcext:value-type="string">
            <text:p>Estimate!!Percent below poverty level!!UNRELATED INDIVIDUALS FOR WHOM POVERTY STATUS IS DETERMINED!!15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49M</text:p>
          </table:table-cell>
          <table:table-cell office:value-type="string" calcext:value-type="string">
            <text:p>Margin of Error!!Percent below poverty level!!UNRELATED INDIVIDUALS FOR WHOM POVERTY STATUS IS DETERMINED!!15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50E</text:p>
          </table:table-cell>
          <table:table-cell office:value-type="string" calcext:value-type="string">
            <text:p>Estimate!!Percent below poverty level!!UNRELATED INDIVIDUALS FOR WHOM POVERTY STATUS IS DETERMINED!!16 to 17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50M</text:p>
          </table:table-cell>
          <table:table-cell office:value-type="string" calcext:value-type="string">
            <text:p>Margin of Error!!Percent below poverty level!!UNRELATED INDIVIDUALS FOR WHOM POVERTY STATUS IS DETERMINED!!16 to 17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51E</text:p>
          </table:table-cell>
          <table:table-cell office:value-type="string" calcext:value-type="string">
            <text:p>Estimate!!Percent below poverty level!!UNRELATED INDIVIDUALS FOR WHOM POVERTY STATUS IS DETERMINED!!18 to 2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51M</text:p>
          </table:table-cell>
          <table:table-cell office:value-type="string" calcext:value-type="string">
            <text:p>Margin of Error!!Percent below poverty level!!UNRELATED INDIVIDUALS FOR WHOM POVERTY STATUS IS DETERMINED!!18 to 2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52E</text:p>
          </table:table-cell>
          <table:table-cell office:value-type="string" calcext:value-type="string">
            <text:p>Estimate!!Percent below poverty level!!UNRELATED INDIVIDUALS FOR WHOM POVERTY STATUS IS DETERMINED!!25 to 3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52M</text:p>
          </table:table-cell>
          <table:table-cell office:value-type="string" calcext:value-type="string">
            <text:p>Margin of Error!!Percent below poverty level!!UNRELATED INDIVIDUALS FOR WHOM POVERTY STATUS IS DETERMINED!!25 to 3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53E</text:p>
          </table:table-cell>
          <table:table-cell office:value-type="string" calcext:value-type="string">
            <text:p>Estimate!!Percent below poverty level!!UNRELATED INDIVIDUALS FOR WHOM POVERTY STATUS IS DETERMINED!!35 to 4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53M</text:p>
          </table:table-cell>
          <table:table-cell office:value-type="string" calcext:value-type="string">
            <text:p>Margin of Error!!Percent below poverty level!!UNRELATED INDIVIDUALS FOR WHOM POVERTY STATUS IS DETERMINED!!35 to 4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54E</text:p>
          </table:table-cell>
          <table:table-cell office:value-type="string" calcext:value-type="string">
            <text:p>Estimate!!Percent below poverty level!!UNRELATED INDIVIDUALS FOR WHOM POVERTY STATUS IS DETERMINED!!45 to 5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54M</text:p>
          </table:table-cell>
          <table:table-cell office:value-type="string" calcext:value-type="string">
            <text:p>Margin of Error!!Percent below poverty level!!UNRELATED INDIVIDUALS FOR WHOM POVERTY STATUS IS DETERMINED!!45 to 5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55E</text:p>
          </table:table-cell>
          <table:table-cell office:value-type="string" calcext:value-type="string">
            <text:p>Estimate!!Percent below poverty level!!UNRELATED INDIVIDUALS FOR WHOM POVERTY STATUS IS DETERMINED!!55 to 6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55M</text:p>
          </table:table-cell>
          <table:table-cell office:value-type="string" calcext:value-type="string">
            <text:p>Margin of Error!!Percent below poverty level!!UNRELATED INDIVIDUALS FOR WHOM POVERTY STATUS IS DETERMINED!!55 to 6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56E</text:p>
          </table:table-cell>
          <table:table-cell office:value-type="string" calcext:value-type="string">
            <text:p>Estimate!!Percent below poverty level!!UNRELATED INDIVIDUALS FOR WHOM POVERTY STATUS IS DETERMINED!!65 to 7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56M</text:p>
          </table:table-cell>
          <table:table-cell office:value-type="string" calcext:value-type="string">
            <text:p>Margin of Error!!Percent below poverty level!!UNRELATED INDIVIDUALS FOR WHOM POVERTY STATUS IS DETERMINED!!65 to 7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57E</text:p>
          </table:table-cell>
          <table:table-cell office:value-type="string" calcext:value-type="string">
            <text:p>Estimate!!Percent below poverty level!!UNRELATED INDIVIDUALS FOR WHOM POVERTY STATUS IS DETERMINED!!75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57M</text:p>
          </table:table-cell>
          <table:table-cell office:value-type="string" calcext:value-type="string">
            <text:p>Margin of Error!!Percent below poverty level!!UNRELATED INDIVIDUALS FOR WHOM POVERTY STATUS IS DETERMINED!!75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58E</text:p>
          </table:table-cell>
          <table:table-cell office:value-type="string" calcext:value-type="string">
            <text:p>Estimate!!Percent below poverty level!!UNRELATED INDIVIDUALS FOR WHOM POVERTY STATUS IS DETERMINED!!Mean income deficit for unrelated individuals (dollar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58M</text:p>
          </table:table-cell>
          <table:table-cell office:value-type="string" calcext:value-type="string">
            <text:p>Margin of Error!!Percent below poverty level!!UNRELATED INDIVIDUALS FOR WHOM POVERTY STATUS IS DETERMINED!!Mean income deficit for unrelated individuals (dollar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59E</text:p>
          </table:table-cell>
          <table:table-cell office:value-type="string" calcext:value-type="string">
            <text:p>Estimate!!Percent below poverty level!!UNRELATED INDIVIDUALS FOR WHOM POVERTY STATUS IS DETERMINED!!Worked full-time, year-round in the past 12 mon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59M</text:p>
          </table:table-cell>
          <table:table-cell office:value-type="string" calcext:value-type="string">
            <text:p>Margin of Error!!Percent below poverty level!!UNRELATED INDIVIDUALS FOR WHOM POVERTY STATUS IS DETERMINED!!Worked full-time, year-round in the past 12 mon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60E</text:p>
          </table:table-cell>
          <table:table-cell office:value-type="string" calcext:value-type="string">
            <text:p>Estimate!!Percent below poverty level!!UNRELATED INDIVIDUALS FOR WHOM POVERTY STATUS IS DETERMINED!!Worked less than full-time, year-round in the past 12 mon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60M</text:p>
          </table:table-cell>
          <table:table-cell office:value-type="string" calcext:value-type="string">
            <text:p>Margin of Error!!Percent below poverty level!!UNRELATED INDIVIDUALS FOR WHOM POVERTY STATUS IS DETERMINED!!Worked less than full-time, year-round in the past 12 mon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61E</text:p>
          </table:table-cell>
          <table:table-cell office:value-type="string" calcext:value-type="string">
            <text:p>Estimate!!Percent below poverty level!!UNRELATED INDIVIDUALS FOR WHOM POVERTY STATUS IS DETERMINED!!Did not wo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701_C03_061M</text:p>
          </table:table-cell>
          <table:table-cell office:value-type="string" calcext:value-type="string">
            <text:p>Margin of Error!!Percent below poverty level!!UNRELATED INDIVIDUALS FOR WHOM POVERTY STATUS IS DETERMINED!!Did not work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10T16:58:01.111562707</dc:date>
    <meta:editing-duration>PT22H28M55S</meta:editing-duration>
    <meta:editing-cycles>1</meta:editing-cycles>
    <meta:document-statistic meta:table-count="1" meta:cell-count="736" meta:object-count="0"/>
    <meta:generator>LibreOffice/6.4.7.2$Linux_X86_64 LibreOffice_project/40$Build-2</meta:generator>
  </office:meta>
</office:document-meta>
</file>